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3600003098CF6895BB.wmf"/>
  <manifest:file-entry manifest:media-type="" manifest:full-path="Pictures/2000000700005B0C00002A5AC58676FB.wmf"/>
  <manifest:file-entry manifest:media-type="" manifest:full-path="Pictures/2000000700005B4200003156353B7F9C.wmf"/>
  <manifest:file-entry manifest:media-type="" manifest:full-path="Pictures/20000007000060A800002966B31D3C65.wmf"/>
  <manifest:file-entry manifest:media-type="" manifest:full-path="Pictures/2000000700005EDB00002BBAEFF6F163.wmf"/>
  <manifest:file-entry manifest:media-type="" manifest:full-path="Pictures/20000007000056630000246CF45A265B.wmf"/>
  <manifest:file-entry manifest:media-type="" manifest:full-path="Pictures/20000007000058D200002BD570486D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shadow="none"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Contents_20_3">
      <style:paragraph-properties>
        <style:tab-stops>
          <style:tab-stop style:position="14.72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50"/>
    <style:style style:name="P11" style:family="paragraph" style:parent-style-name="Text_20_body" style:list-style-name="WW8Num77"/>
    <style:style style:name="P12" style:family="paragraph" style:parent-style-name="Text_20_body" style:list-style-name="List_20_1"/>
    <style:style style:name="P13" style:family="paragraph" style:parent-style-name="Heading_20_4">
      <style:text-properties fo:language="en" fo:country="GB"/>
    </style:style>
    <style:style style:name="P14" style:family="paragraph" style:parent-style-name="Text_20_body" style:list-style-name="WW8Num51"/>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Strong_20_Emphasis">
      <style:text-properties fo:font-weight="normal" style:font-weight-asian="normal"/>
    </style:style>
    <style:style style:name="T4" style:family="text">
      <style:text-properties fo:color="#000000"/>
    </style:style>
    <style:style style:name="T5" style:family="text" style:parent-style-name="Internet_20_link">
      <style:text-properties style:font-name-asian="Times New Roman"/>
    </style:style>
    <style:style style:name="T6" style:family="text">
      <style:text-properties fo:color="#0000ff"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6</text:p>
          <text:p text:style-name="P1">Version 0.3</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3 163-1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4cm" svg:x="14cm" svg:y="21.655cm" svg:viewBox="0 0 533 145" svg:d="m526 102 1-1v-4c0-7 0-12 0-18s2-14 4-21v-3l-4-2c-93-54-275-61-434-46-29 9-58 19-82 34l-11 3 9 5c25 16 51 30 81 41 153 65 335 71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
      <text:p text:style-name="P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Conversion Service<text:tab/> <text:a xlink:type="simple" xlink:href="#1.Conversion Service|outline" text:style-name="Default" text:visited-style-name="Default">4</text:a></text:p>
          <text:p text:style-name="P6">2. <text:s text:c="2"/>User functionality<text:tab/> <text:a xlink:type="simple" xlink:href="#2.User functionality|outline" text:style-name="Default" text:visited-style-name="Default">4</text:a></text:p>
          <text:p text:style-name="P7">2.1. <text:s text:c="2"/>Stylesheet Repository<text:tab/><text:a xlink:type="simple" xlink:href="#2.1.Stylesheet Repository|outline" text:style-name="Default" text:visited-style-name="Default">4</text:a></text:p>
          <text:p text:style-name="P8">2.1.1. <text:s text:c="2"/>Browse stylesheets<text:tab/><text:a xlink:type="simple" xlink:href="#2.1.1.Browse stylesheets|outline" text:style-name="Default" text:visited-style-name="Default">5</text:a></text:p>
          <text:p text:style-name="P8">2.1.2. <text:s text:c="2"/>View XML Schema stylesheets<text:tab/><text:a xlink:type="simple" xlink:href="#2.1.2.View XML Schema stylesheets|outline" text:style-name="Default" text:visited-style-name="Default">5</text:a></text:p>
          <text:p text:style-name="P7">2.2. <text:s text:c="2"/>Web converters<text:tab/><text:a xlink:type="simple" xlink:href="#2.2.Web converters|outline" text:style-name="Default" text:visited-style-name="Default">6</text:a></text:p>
          <text:p text:style-name="P8">2.2.1. <text:s text:c="2"/>XML converter<text:tab/><text:a xlink:type="simple" xlink:href="#2.2.1.XML converter|outline" text:style-name="Default" text:visited-style-name="Default">6</text:a></text:p>
          <text:p text:style-name="P8">2.2.2. <text:s text:c="2"/>MS Excel to XML file converter<text:tab/><text:a xlink:type="simple" xlink:href="#2.2.2.MS Excel to XML file converter|outline" text:style-name="Default" text:visited-style-name="Default">7</text:a></text:p>
          <text:p text:style-name="P6">3. <text:s text:c="2"/>Administrators functionality<text:tab/> <text:a xlink:type="simple" xlink:href="#3.Administrators functionality|outline" text:style-name="Default" text:visited-style-name="Default">8</text:a></text:p>
          <text:p text:style-name="P7">3.1. <text:s text:c="2"/>Create new XSL stylesheets<text:tab/><text:a xlink:type="simple" xlink:href="#3.1.Create new XSL stylesheets|outline" text:style-name="Default" text:visited-style-name="Default">8</text:a></text:p>
          <text:p text:style-name="P8">3.1.1. <text:s text:c="2"/>Global parameters<text:tab/><text:a xlink:type="simple" xlink:href="#3.1.1.Global parameters|outline" text:style-name="Default" text:visited-style-name="Default">9</text:a></text:p>
          <text:p text:style-name="P8">3.1.2. <text:s text:c="2"/>Create XML to (X)HTML conversion<text:tab/><text:a xlink:type="simple" xlink:href="#3.1.2.Create XML to (X)HTML conversion|outline" text:style-name="Default" text:visited-style-name="Default">9</text:a></text:p>
          <text:p text:style-name="P8">3.1.3. <text:s text:c="2"/>Create XML to PDF conversion<text:tab/><text:a xlink:type="simple" xlink:href="#3.1.3.Create XML to PDF conversion|outline" text:style-name="Default" text:visited-style-name="Default">10</text:a></text:p>
          <text:p text:style-name="P8">3.1.4. <text:s text:c="2"/>Create XML to SQL script and text conversion <text:tab/><text:a xlink:type="simple" xlink:href="#3.1.4.Create XML to SQL script and text conversion |outline" text:style-name="Default" text:visited-style-name="Default">11</text:a></text:p>
          <text:p text:style-name="P8">3.1.5. <text:s text:c="2"/>Create XML to MS Excel conversion<text:tab/><text:a xlink:type="simple" xlink:href="#3.1.5.Create XML to MS Excel conversion|outline" text:style-name="Default" text:visited-style-name="Default">12</text:a></text:p>
          <text:p text:style-name="P8">3.1.6. <text:s text:c="2"/>XSL References<text:tab/><text:a xlink:type="simple" xlink:href="#3.1.6.XSL References|outline" text:style-name="Default" text:visited-style-name="Default">15</text:a></text:p>
          <text:p text:style-name="P7">3.2. <text:s text:c="2"/>Add new stylesheets to repository and edit properties<text:tab/><text:a xlink:type="simple" xlink:href="#3.2.Add new stylesheets to repository and edit properties|outline" text:style-name="Default" text:visited-style-name="Default">16</text:a></text:p>
          <text:p text:style-name="P7">3.3. <text:s text:c="2"/>Edit XML Schema information<text:tab/><text:a xlink:type="simple" xlink:href="#3.3.Edit XML Schema information|outline" text:style-name="Default" text:visited-style-name="Default">17</text:a></text:p>
          <text:p text:style-name="P7">3.4. <text:s text:c="2"/>Hosts management<text:tab/><text:a xlink:type="simple" xlink:href="#3.4.Hosts management|outline" text:style-name="Default" text:visited-style-name="Default">18</text:a></text:p>
        </text:index-body>
      </text:table-of-content>
      <text:p text:style-name="Text_20_body"/>
      <text:h text:style-name="P9" text:outline-level="1">Conversion Service</text:h>
      <text:p text:style-name="Text_20_body">When data is stored as XML it is not readily viewable by anyone. GDEM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0">Stylesheet Repository - web-based database for storing stylesheets (XSL files).</text:p>
        </text:list-item>
        <text:list-item>
          <text:p text:style-name="P10">Web Converter – web interface for executing conversions</text:p>
        </text:list-item>
        <text:list-item>
          <text:p text:style-name="P10">Host management – storing credentials for known host for converting password-protected files</text:p>
        </text:list-item>
        <text:list-item>
          <text:p text:style-name="P10">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7"><draw:text-box fo:min-height="7.514cm"><text:p text:style-name="Illustration"><draw:frame draw:style-name="fr5" draw:name="graphics8" text:anchor-type="paragraph" svg:x="0.004cm" svg:y="0.002cm" svg:width="15.228cm" style:rel-width="100%" svg:height="7.514cm" style:rel-height="scale" draw:z-index="18"><draw:image xlink:href="Pictures/20000007000058D200002BD570486DFD.wmf" xlink:type="simple" xlink:show="embed" xlink:actuate="onLoad"/></draw:frame>Illustration <text:sequence text:ref-name="refIllustration6" text:name="Illustration" text:formula="ooow:Illustration+1" style:num-format="1">1</text:sequence>: Stylesheet Repository screenshot</text:p></draw:text-box></draw:frame></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5"><draw:text-box fo:min-height="7.024cm"><text:p text:style-name="Illustration"><draw:frame draw:style-name="fr5" draw:name="graphics9" text:anchor-type="paragraph" svg:x="0.004cm" svg:y="0.002cm" svg:width="15.24cm" style:rel-width="100%" svg:height="7.024cm" style:rel-height="scale" draw:z-index="16"><draw:image xlink:href="Pictures/2000000700005EDB00002BBAEFF6F163.wmf" xlink:type="simple" xlink:show="embed" xlink:actuate="onLoad"/></draw:frame>Illustration <text:sequence text:ref-name="refIllustration5" text:name="Illustration" text:formula="ooow:Illustration+1" style:num-format="1">2</text:sequence>: XML Schema stylesheets screenshot</text:p></draw:text-box></draw:frame></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Frame5" text:anchor-type="as-char" svg:width="15.247cm" draw:z-index="13"><draw:text-box fo:min-height="8.243cm"><text:p text:style-name="Illustration"><draw:frame draw:style-name="fr5" draw:name="graphics10" text:anchor-type="paragraph" svg:x="0.004cm" svg:y="0.002cm" svg:width="15.247cm" style:rel-width="100%" svg:height="8.243cm" style:rel-height="scale" draw:z-index="14"><draw:image xlink:href="Pictures/2000000700005B4200003156353B7F9C.wmf" xlink:type="simple" xlink:show="embed" xlink:actuate="onLoad"/></draw:frame>Illustration <text:sequence text:ref-name="refIllustration4" text:name="Illustration" text:formula="ooow:Illustration+1" style:num-format="1">3</text:sequence>: XML converter screenshot</text:p></draw:text-box></draw:frame></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235cm" draw:z-index="11"><draw:text-box fo:min-height="7.086cm"><text:p text:style-name="Illustration"><draw:frame draw:style-name="fr5" draw:name="graphics11" text:anchor-type="paragraph" svg:x="0.004cm" svg:y="0.002cm" svg:width="15.235cm" style:rel-width="100%" svg:height="7.086cm" style:rel-height="scale" draw:z-index="12"><draw:image xlink:href="Pictures/2000000700005B0C00002A5AC58676FB.wmf" xlink:type="simple" xlink:show="embed" xlink:actuate="onLoad"/></draw:frame>Illustration <text:sequence text:ref-name="refIllustration3" text:name="Illustration" text:formula="ooow:Illustration+1" style:num-format="1">4</text:sequence>: MS Excel to XML converter screenshot</text:p></draw:text-box></draw:frame></text:p>
      <text:p text:style-name="Heading_20_4">MS Excel to XML conversion limitations</text:p>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1" text:outline-level="1">Administrators functionality</text:h>
      <text:h text:style-name="Heading_20_2" text:outline-level="2">Create new XSL stylesheets</text:h>
      <text:p text:style-name="Text_20_body">All types of XML conversions are made with XSL stylesheets in the conversion service. The stylesheets are stored in the Stylesheet repository. <text:span text:style-name="T3">XSL</text:span> is a family of recommendations for defining XML document transformation and presentation. It consists of three parts: </text:p>
      <text:list text:style-name="WW8Num77">
        <text:list-item>
          <text:p text:style-name="P11">XSL Transformations (XSLT) - a language for transforming XML</text:p>
        </text:list-item>
        <text:list-item>
          <text:p text:style-name="P11">XML Path Language (XPath) - an expression language used by XSLT to access or refer to parts of an XML document</text:p>
        </text:list-item>
        <text:list-item>
          <text:p text:style-name="P11">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2">envelopeurl: The full URL of the envelope</text:p>
        </text:list-item>
        <text:list-item>
          <text:p text:style-name="P12">envelopepath: The pathname of the envelope = URL minus hostname part</text:p>
        </text:list-item>
        <text:list-item>
          <text:p text:style-name="P12">instance = The full URL of the file to convert.</text:p>
        </text:list-item>
        <text:list-item>
          <text:p text:style-name="P12">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4">: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p text:style-name="P13"/>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 <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T5">http://xml.openoffice.org/xml_specification.pdf</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4"><text:a xlink:type="simple" xlink:href="http://www.w3.org/Style/XSL/"><text:span text:style-name="Internet_20_link">http://www.w3.org/Style/XSL/</text:span></text:a> - The Extensible Stylesheet Language Family (XSL)</text:p>
        </text:list-item>
        <text:list-item>
          <text:p text:style-name="P14"><text:a xlink:type="simple" xlink:href="http://www.w3.org/TR/xslt"><text:span text:style-name="Internet_20_link">http://www.w3.org/TR/xslt</text:span></text:a> - XSL Transformations (XSLT)</text:p>
        </text:list-item>
        <text:list-item>
          <text:p text:style-name="P14"><text:a xlink:type="simple" xlink:href="http://www.w3.org/TR/xpath"><text:span text:style-name="Internet_20_link">http://www.w3.org/TR/xpath</text:span></text:a> - XML Path Language (XPath)</text:p>
        </text:list-item>
        <text:list-item>
          <text:p text:style-name="P14"><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4"><text:a xlink:type="simple" xlink:href="http://www.renderx.com/tutorial.html"><text:span text:style-name="Internet_20_link">XSL-FO tutorial</text:span></text:a> by RenderX </text:p>
        </text:list-item>
        <text:list-item>
          <text:p text:style-name="P14"><text:a xlink:type="simple" xlink:href="http://www.antennahouse.com/XSLsample/XSLsample.htm"><text:span text:style-name="Internet_20_link">How to Develop Stylesheets for XML to XSL-FO Transformation</text:span></text:a> by Antenna House </text:p>
        </text:list-item>
        <text:list-item>
          <text:p text:style-name="P14"><text:a xlink:type="simple" xlink:href="http://www.vbxml.com/xsl/tutorials/intro/default.asp"><text:span text:style-name="Internet_20_link">XSLT &amp; XPath tutorial</text:span></text:a> from TopXML </text:p>
        </text:list-item>
        <text:list-item>
          <text:p text:style-name="P14"><text:a xlink:type="simple" xlink:href="http://www.w3schools.com/xsl/"><text:span text:style-name="Internet_20_link">XSL School</text:span></text:a> from w3schools. </text:p>
        </text:list-item>
        <text:list-item>
          <text:p text:style-name="P14"><text:a xlink:type="simple" xlink:href="http://www.zvon.org/xxl/XSLTutorial/Books/Book1/index.html"><text:span text:style-name="Internet_20_link">Introduction to XSL</text:span></text:a> by Miloslav Nic </text:p>
        </text:list-item>
        <text:list-item>
          <text:p text:style-name="P14"><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4"><text:a xlink:type="simple" xlink:href="http://vig.prenhall.com/catalog/academic/product/1%2C4096%2C0130404462%2C00.html"><text:span text:style-name="T6">XSLT and XPATH: A Guide to XML Transformations</text:span></text:a> by John Robert Gardner and Zarella L. Rendon</text:p>
        </text:list-item>
        <text:list-item>
          <text:p text:style-name="P14"><text:a xlink:type="simple" xlink:href="http://www.dpawson.co.uk/xsl/sect3/bk/index.html"><text:span text:style-name="T6">An introduction to XSL Formatting Objects</text:span></text:a>, a book by Dave Pawson, available on-line. </text:p>
        </text:list-item>
        <text:list-item>
          <text:p text:style-name="P14"><text:a xlink:type="simple" xlink:href="http://www.ibiblio.org/xml/books/bible/updates/15.html"><text:span text:style-name="T6">Chapter 15</text:span></text:a> of the XML Bible by Elliotte Rusty Harold is about Formatting Objects is available online. </text:p>
        </text:list-item>
        <text:list-item>
          <text:p text:style-name="P14">Miloslav Nic has published a complete <text:a xlink:type="simple" xlink:href="http://zvon.org/xxl/xslfoReference/Output/index.html"><text:span text:style-name="T6">FO reference</text:span></text:a> </text:p>
        </text:list-item>
        <text:list-item>
          <text:p text:style-name="P14">The XSL <text:a xlink:type="simple" xlink:href="http://www.dpawson.co.uk/xsl/xslfaq.html"><text:span text:style-name="T6">FAQ</text:span></text:a>. A very complete repository of XSL material. </text:p>
        </text:list-item>
        <text:list-item>
          <text:p text:style-name="P14"><text:a xlink:type="simple" xlink:href="http://www.wrox.com/ACON11.asp?WROXEMPTOKEN=46004Zyd3MdJew3hhkGUiKp25W&amp;BOOKID=465&amp;ISBN=1861005067"><text:span text:style-name="T6">XSLT Programmer's Reference (2nd edition)</text:span></text:a> by Michael Kay </text:p>
        </text:list-item>
        <text:list-item>
          <text:p text:style-name="P14"><text:a xlink:type="simple" xlink:href="http://catalog.hungryminds.com/product.asp?isbn=0764547763"><text:span text:style-name="Internet_20_link">XSLT and XPath On The Edge, Unlimited Edition</text:span></text:a> by Jeni Tennison </text:p>
        </text:list-item>
        <text:list-item>
          <text:p text:style-name="P14"><text:a xlink:type="simple" xlink:href="http://www.snee.com/bob/xsltquickly"><text:span text:style-name="Internet_20_link">XSLT Quickly</text:span></text:a> by Bob DuCharme </text:p>
        </text:list-item>
        <text:list-item>
          <text:p text:style-name="P14"><text:a xlink:type="simple" xlink:href="http://www.oreilly.com/catalog/xslt/"><text:span text:style-name="T6">XSLT</text:span></text:a> by Doug Tidwell </text:p>
        </text:list-item>
      </text:list>
      <text:p text:style-name="Text_20_body">Links:</text:p>
      <text:list text:style-name="WW8Num51">
        <text:list-item text:start-value="1">
          <text:p text:style-name="P14"><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4"><text:a xlink:type="simple" xlink:href="http://www.exslt.org/"><text:span text:style-name="Internet_20_link">EXSLT</text:span></text:a>, a community initiative to provide extensions to XSLT</text:p>
        </text:list-item>
        <text:list-item>
          <text:p text:style-name="P14"><text:a xlink:type="simple" xlink:href="http://www.topxml.com/code/default.asp?p=1&amp;ms=20&amp;l=xsl&amp;sw=categ"><text:span text:style-name="Internet_20_link">The XSLT language code library</text:span></text:a> by TopXML</text:p>
        </text:list-item>
        <text:list-item>
          <text:p text:style-name="P14"><text:a xlink:type="simple" xlink:href="http://www.w3.org/Style/XSL/tools.html"><text:span text:style-name="Internet_20_link">A few useful XSL tools and documents</text:span></text:a> </text:p>
        </text:list-item>
        <text:list-item>
          <text:p text:style-name="P14"><text:a xlink:type="simple" xlink:href="http://www.oasis-open.org/cover/xsl.html"><text:span text:style-name="Internet_20_link">XSL Resources</text:span></text:a> at Oasis</text:p>
        </text:list-item>
        <text:list-item>
          <text:p text:style-name="P14">jeremie.com's <text:a xlink:type="simple" xlink:href="http://www.jeremie.com/JumpStart/XSL.jer"><text:span text:style-name="Internet_20_link">XSL pages</text:span></text:a></text:p>
        </text:list-item>
        <text:list-item>
          <text:p text:style-name="P14"><text:a xlink:type="simple" xlink:href="http://www.xslt.com/"><text:span text:style-name="Internet_20_link">xslt.com</text:span></text:a>, resource list for XSLT</text:p>
        </text:list-item>
        <text:list-item>
          <text:p text:style-name="P14"><text:a xlink:type="simple" xlink:href="http://www.xml-web.de/"><text:span text:style-name="Internet_20_link">XML-Web</text:span></text:a>, XSLT site in German</text:p>
        </text:list-item>
        <text:list-item>
          <text:p text:style-name="P14"><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9"><draw:text-box fo:min-height="6.523cm"><text:p text:style-name="Illustration"><draw:frame draw:style-name="fr5" draw:name="graphics12" text:anchor-type="paragraph" svg:x="0.004cm" svg:y="0.002cm" svg:width="15.231cm" style:rel-width="100%" svg:height="6.523cm" style:rel-height="scale" draw:z-index="10"><draw:image xlink:href="Pictures/20000007000060A800002966B31D3C65.wmf" xlink:type="simple" xlink:show="embed" xlink:actuate="onLoad"/></draw:frame>Illustration <text:sequence text:ref-name="refIllustration2" text:name="Illustration" text:formula="ooow:Illustration+1" style:num-format="1">5</text:sequence>: Add stylesheet screenshot</text:p></draw:text-box></draw:frame></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7"><draw:text-box fo:min-height="8.904cm"><text:p text:style-name="Illustration"><draw:frame draw:style-name="fr5" draw:name="graphics13" text:anchor-type="paragraph" svg:x="0.004cm" svg:y="0.002cm" svg:width="15.249cm" style:rel-width="100%" svg:height="8.904cm" style:rel-height="scale" draw:z-index="8"><draw:image xlink:href="Pictures/200000070000533600003098CF6895BB.wmf" xlink:type="simple" xlink:show="embed" xlink:actuate="onLoad"/></draw:frame>Illustration <text:sequence text:ref-name="refIllustration1" text:name="Illustration" text:formula="ooow:Illustration+1" style:num-format="1">6</text:sequence>: Edit XML Schema screenshot</text:p></draw:text-box></draw:frame></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5" draw:name="graphics14" text:anchor-type="paragraph" svg:x="0.004cm" svg:y="0.002cm" svg:width="15.231cm" style:rel-width="100%" svg:height="6.421cm" style:rel-height="scale" draw:z-index="6"><draw:image xlink:href="Pictures/20000007000056630000246CF45A265B.wmf" xlink:type="simple" xlink:show="embed" xlink:actuate="onLoad"/></draw:frame>Illustration <text:sequence text:ref-name="refIllustration0" text:name="Illustration" text:formula="ooow:Illustration+1" style:num-format="1">7</text:sequence>: Hosts management screenshot</text:p></draw:text-box></draw:frame></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none" fo:country="none"/>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none" fo:country="none" style:font-size-asian="8pt" style:language-asian="none" style:country-asian="none" style:font-name-complex="Courier New2"/>
    </style:style>
    <style:style style:name="Example" style:family="paragraph" style:parent-style-name="Standard">
      <style:text-properties fo:font-weight="bold" style:font-weight-asian="bold" style:font-weight-complex="bold"/>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6-12-18</text:modification-date><text:tab/><text:title>Conversion Service Manual</text:title><text:tab/><text:span text:style-name="T1">Page </text:span><text:span text:style-name="T1"><text:page-number text:select-page="current">18</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onversion Service Manual</dc:title>
    <meta:initial-creator>Søren Roug</meta:initial-creator>
    <meta:creation-date>2006-09-18T14:56:58</meta:creation-date>
    <dc:creator>Søren Roug</dc:creator>
    <dc:date>2006-12-18T11:03:12</dc:date>
    <meta:keyword>xslt</meta:keyword>
    <meta:keyword>pdf</meta:keyword>
    <dc:language>en-GB</dc:language>
    <meta:editing-cycles>6</meta:editing-cycles>
    <meta:editing-duration>PT44M20S</meta:editing-duration>
    <meta:template xlink:type="simple" xlink:actuate="onRequest" xlink:role="template" xlink:href="../../../../.openoffice.org2.0/user/template/EEA%20Technical%20Report.ott" xlink:title="EEA Technical Report" meta:date="2006-09-18T14:56:58"/>
    <meta:user-defined meta:name="Info 1"/>
    <meta:user-defined meta:name="Info 2"/>
    <meta:user-defined meta:name="Info 3"/>
    <meta:user-defined meta:name="Info 4"/>
    <meta:document-statistic meta:table-count="1" meta:image-count="7" meta:object-count="0" meta:page-count="19" meta:paragraph-count="342" meta:word-count="4462" meta:character-count="27999"/>
  </office:meta>
</office:document-meta>
</file>